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Referenz:</text:p>
          </table:table-cell>
          <table:table-cell office:value-type="float" office:value="108000">
            <text:p>108000</text:p>
          </table:table-cell>
          <table:table-cell office:value-type="float" office:value="44000">
            <text:p>4400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5190">
            <text:p>5190</text:p>
          </table:table-cell>
          <table:table-cell office:value-type="float" office:value="103731">
            <text:p>103731</text:p>
          </table:table-cell>
          <table:table-cell office:value-type="float" office:value="46383">
            <text:p>46383</text:p>
          </table:table-cell>
          <table:table-cell table:formula="oooc:=SQRT(([.$B$2]-[.$B3])^2+([.$C$2]-[.$C3])^2)" office:value-type="float" office:value="4889.07455455529">
            <text:p>4889.07</text:p>
          </table:table-cell>
        </table:table-row>
        <table:table-row table:style-name="ro1">
          <table:table-cell office:value-type="float" office:value="5480">
            <text:p>5480</text:p>
          </table:table-cell>
          <table:table-cell office:value-type="float" office:value="107051">
            <text:p>107051</text:p>
          </table:table-cell>
          <table:table-cell office:value-type="float" office:value="47881">
            <text:p>47881</text:p>
          </table:table-cell>
          <table:table-cell table:formula="oooc:=SQRT(([.$B$2]-[.$B4])^2+([.$C$2]-[.$C4])^2)" office:value-type="float" office:value="3995.34253850655">
            <text:p>3995.34</text:p>
          </table:table-cell>
        </table:table-row>
        <table:table-row table:style-name="ro1">
          <table:table-cell office:value-type="float" office:value="5704">
            <text:p>5704</text:p>
          </table:table-cell>
          <table:table-cell office:value-type="float" office:value="110265">
            <text:p>110265</text:p>
          </table:table-cell>
          <table:table-cell office:value-type="float" office:value="47837">
            <text:p>47837</text:p>
          </table:table-cell>
          <table:table-cell table:formula="oooc:=SQRT(([.$B$2]-[.$B5])^2+([.$C$2]-[.$C5])^2)" office:value-type="float" office:value="4455.64742770341">
            <text:p>4455.65</text:p>
          </table:table-cell>
        </table:table-row>
        <table:table-row table:style-name="ro1">
          <table:table-cell office:value-type="float" office:value="5330">
            <text:p>5330</text:p>
          </table:table-cell>
          <table:table-cell office:value-type="float" office:value="111653">
            <text:p>111653</text:p>
          </table:table-cell>
          <table:table-cell office:value-type="float" office:value="46551">
            <text:p>46551</text:p>
          </table:table-cell>
          <table:table-cell table:formula="oooc:=SQRT(([.$B$2]-[.$B6])^2+([.$C$2]-[.$C6])^2)" office:value-type="float" office:value="4455.55944859902">
            <text:p>4455.56</text:p>
          </table:table-cell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112317">
            <text:p>112317</text:p>
          </table:table-cell>
          <table:table-cell office:value-type="float" office:value="42702">
            <text:p>42702</text:p>
          </table:table-cell>
          <table:table-cell table:formula="oooc:=SQRT(([.$B$2]-[.$B7])^2+([.$C$2]-[.$C7])^2)" office:value-type="float" office:value="4507.91448454826">
            <text:p>4507.91</text:p>
          </table:table-cell>
        </table:table-row>
        <table:table-row table:style-name="ro1">
          <table:table-cell office:value-type="float" office:value="5321">
            <text:p>5321</text:p>
          </table:table-cell>
          <table:table-cell office:value-type="float" office:value="106547">
            <text:p>106547</text:p>
          </table:table-cell>
          <table:table-cell office:value-type="float" office:value="39450">
            <text:p>39450</text:p>
          </table:table-cell>
          <table:table-cell table:formula="oooc:=SQRT(([.$B$2]-[.$B8])^2+([.$C$2]-[.$C8])^2)" office:value-type="float" office:value="4776.36985586334">
            <text:p>4776.37</text:p>
          </table:table-cell>
        </table:table-row>
        <table:table-row table:style-name="ro1" table:number-rows-repeated="655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8-24">24.08.2005</text:date>, <text:time>16:5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1$FreeBSD OpenOffice.org_project/680m121$Build-8939</meta:generator>
    <meta:initial-creator>Daniel Röthlisberger</meta:initial-creator>
    <meta:creation-date>2005-08-15T21:08:50</meta:creation-date>
    <dc:creator>Daniel Röthlisberger</dc:creator>
    <dc:date>2005-08-24T16:55:17</dc:date>
    <dc:language>de-CH</dc:language>
    <meta:editing-cycles>3</meta:editing-cycles>
    <meta:editing-duration>PT17M34S</meta:editing-duration>
    <meta:user-defined meta:name="Info 1"/>
    <meta:user-defined meta:name="Info 2"/>
    <meta:user-defined meta:name="Info 3"/>
    <meta:user-defined meta:name="Info 4"/>
    <meta:document-statistic meta:table-count="3" meta:cell-count="31"/>
  </office:meta>
</office:document-meta>
</file>